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Standard"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Standard">
      <style:text-properties style:font-name="Verdana" fo:font-size="12pt" style:font-size-asian="12pt" style:font-size-complex="12pt"/>
    </style:style>
    <style:style style:name="P3" style:family="paragraph" style:parent-style-name="Standard">
      <style:paragraph-properties fo:text-align="start" style:justify-single-word="false"/>
      <style:text-properties style:font-name="Verdana" fo:font-size="12pt" style:font-size-asian="12pt" style:font-size-complex="12pt"/>
    </style:style>
    <style:style style:name="P4" style:family="paragraph" style:parent-style-name="Standard">
      <style:paragraph-properties fo:text-align="start" style:justify-single-word="false"/>
      <style:text-properties style:font-name="Verdana" fo:font-size="12pt" officeooo:paragraph-rsid="002b5526" style:font-size-asian="12pt" style:font-size-complex="12pt"/>
    </style:style>
    <style:style style:name="P5" style:family="paragraph" style:parent-style-name="Standard">
      <style:paragraph-properties fo:text-align="start" style:justify-single-word="false"/>
      <style:text-properties style:font-name="Verdana" fo:font-size="12pt" officeooo:paragraph-rsid="00210b28" style:font-size-asian="12pt" style:font-size-complex="12pt"/>
    </style:style>
    <style:style style:name="P6" style:family="paragraph" style:parent-style-name="Standard">
      <style:paragraph-properties fo:text-align="start" style:justify-single-word="false"/>
      <style:text-properties style:font-name="Verdana" fo:font-size="12pt" officeooo:paragraph-rsid="001ee085" style:font-size-asian="12pt" style:font-size-complex="12pt"/>
    </style:style>
    <style:style style:name="P7" style:family="paragraph" style:parent-style-name="Standard">
      <style:paragraph-properties fo:text-align="start" style:justify-single-word="false"/>
      <style:text-properties style:font-name="Verdana" fo:font-size="12pt" officeooo:paragraph-rsid="00206e7b" style:font-size-asian="12pt" style:font-size-complex="12pt"/>
    </style:style>
    <style:style style:name="P8" style:family="paragraph" style:parent-style-name="Standard">
      <style:paragraph-properties fo:text-align="start" style:justify-single-word="false"/>
      <style:text-properties style:font-name="Verdana" fo:font-size="12pt" officeooo:rsid="001ee085" officeooo:paragraph-rsid="001ee085" style:font-size-asian="12pt" style:font-size-complex="12pt"/>
    </style:style>
    <style:style style:name="P9" style:family="paragraph" style:parent-style-name="Standard">
      <style:text-properties style:font-name="Verdana" fo:font-size="12pt" officeooo:rsid="001f9fd3" officeooo:paragraph-rsid="001f9fd3" style:font-size-asian="12pt" style:font-size-complex="12pt"/>
    </style:style>
    <style:style style:name="P10" style:family="paragraph" style:parent-style-name="Standard">
      <style:paragraph-properties fo:text-align="start" style:justify-single-word="false"/>
      <style:text-properties style:font-name="Verdana" fo:font-size="12pt" officeooo:rsid="001f9fd3" officeooo:paragraph-rsid="001f9fd3" style:font-size-asian="12pt" style:font-size-complex="12pt"/>
    </style:style>
    <style:style style:name="P11" style:family="paragraph" style:parent-style-name="Standard">
      <style:text-properties style:font-name="Verdana" fo:font-size="12pt" officeooo:paragraph-rsid="00254f47" style:font-size-asian="12pt" style:font-size-complex="12pt"/>
    </style:style>
    <style:style style:name="P12" style:family="paragraph" style:parent-style-name="Standard">
      <style:text-properties style:font-name="Verdana" fo:font-size="12pt" officeooo:rsid="00210b28" officeooo:paragraph-rsid="00210b28" style:font-size-asian="12pt" style:font-size-complex="12pt"/>
    </style:style>
    <style:style style:name="P13" style:family="paragraph" style:parent-style-name="Standard">
      <style:text-properties style:font-name="Verdana" fo:font-size="12pt" officeooo:rsid="002bf6f2" officeooo:paragraph-rsid="002bf6f2" style:font-size-asian="12pt" style:font-size-complex="12pt"/>
    </style:style>
    <style:style style:name="P14"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Verdana" fo:font-size="12pt" fo:font-weight="bold" officeooo:paragraph-rsid="001ee085"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Verdana" fo:font-size="12pt" fo:font-weight="bold" officeooo:paragraph-rsid="002b5526" style:font-size-asian="12pt" style:font-weight-asian="bold" style:font-size-complex="12pt" style:font-weight-complex="bold"/>
    </style:style>
    <style:style style:name="P17" style:family="paragraph" style:parent-style-name="Standard">
      <style:text-properties style:font-name="Verdana" fo:font-size="12pt" fo:background-color="#ff0000" style:font-size-asian="12pt" style:font-size-complex="12pt"/>
    </style:style>
    <style:style style:name="P18" style:family="paragraph" style:parent-style-name="Standard">
      <style:paragraph-properties fo:text-align="start" style:justify-single-word="false"/>
      <style:text-properties style:font-name="Verdana" fo:font-size="12pt" fo:font-weight="normal" officeooo:paragraph-rsid="001ee08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Verdana" fo:font-size="12pt" fo:font-weight="normal" officeooo:rsid="00210b28" officeooo:paragraph-rsid="00210b2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Verdana" fo:font-size="12pt" fo:font-weight="normal" officeooo:rsid="00206e7b" officeooo:paragraph-rsid="00206e7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Verdana" fo:font-size="12pt" fo:font-weight="normal" officeooo:paragraph-rsid="001ee085" fo:background-color="#ff0000" style:font-size-asian="12pt" style:font-weight-asian="normal" style:font-size-complex="12pt" style:font-weight-complex="normal"/>
    </style:style>
    <style:style style:name="P22" style:family="paragraph" style:parent-style-name="List_20_Paragraph">
      <style:paragraph-properties fo:margin-left="2.514cm" fo:margin-right="0cm" fo:text-indent="0cm" style:auto-text-indent="false"/>
      <style:text-properties style:font-name="Verdana" fo:font-size="12pt" style:font-size-asian="12pt" style:font-size-complex="12pt"/>
    </style:style>
    <style:style style:name="P23" style:family="paragraph" style:parent-style-name="List_20_Paragraph">
      <style:paragraph-properties fo:margin-left="2.514cm" fo:margin-right="0cm" fo:text-indent="0cm" style:auto-text-indent="false"/>
      <style:text-properties style:font-name="Verdana" fo:font-size="12pt" officeooo:rsid="0026edd8" officeooo:paragraph-rsid="0026edd8" style:font-size-asian="12pt" style:font-size-complex="12pt"/>
    </style:style>
    <style:style style:name="P24" style:family="paragraph" style:parent-style-name="List_20_Paragraph">
      <style:paragraph-properties fo:margin-left="0cm" fo:margin-right="0cm" fo:margin-top="0cm" fo:margin-bottom="0.282cm" loext:contextual-spacing="true" fo:text-indent="0cm" style:auto-text-indent="false"/>
      <style:text-properties style:font-name="Verdana" fo:font-size="12pt" officeooo:rsid="001f9fd3" officeooo:paragraph-rsid="001f9fd3" style:font-size-asian="12pt" style:font-size-complex="12pt"/>
    </style:style>
    <style:style style:name="P25" style:family="paragraph" style:parent-style-name="Standard">
      <style:paragraph-properties fo:margin-top="0cm" fo:margin-bottom="0cm" loext:contextual-spacing="false" fo:line-height="100%" fo:text-align="start" style:justify-single-word="false"/>
      <style:text-properties style:font-name="Verdana" fo:font-size="12pt" officeooo:paragraph-rsid="002b5526" style:font-size-asian="12pt" style:font-size-complex="12pt"/>
    </style:style>
    <style:style style:name="P26" style:family="paragraph" style:parent-style-name="Standard">
      <style:paragraph-properties fo:margin-top="0cm" fo:margin-bottom="0cm" loext:contextual-spacing="false" fo:line-height="100%" fo:text-align="start" style:justify-single-word="false"/>
      <style:text-properties style:font-name="Verdana" fo:font-size="12pt" fo:font-weight="normal" officeooo:rsid="002b5526" officeooo:paragraph-rsid="002b5526" fo:background-color="#ff0000" style:font-size-asian="12pt" style:font-weight-asian="normal" style:font-size-complex="12pt" style:font-weight-complex="normal"/>
    </style:style>
    <style:style style:name="P27" style:family="paragraph" style:parent-style-name="Standard">
      <style:paragraph-properties fo:margin-top="0cm" fo:margin-bottom="0.182cm" loext:contextual-spacing="false" fo:line-height="100%" fo:text-align="start" style:justify-single-word="false"/>
      <style:text-properties style:font-name="Verdana" fo:font-size="12pt" fo:font-weight="normal" officeooo:rsid="002b5526" officeooo:paragraph-rsid="002b5526" fo:background-color="#ff0000" style:font-size-asian="12pt" style:font-weight-asian="normal" style:font-size-complex="12pt" style:font-weight-complex="normal"/>
    </style:style>
    <style:style style:name="P28" style:family="paragraph" style:parent-style-name="Standard">
      <style:paragraph-properties fo:margin-top="0cm" fo:margin-bottom="0.282cm" loext:contextual-spacing="false" fo:text-align="start" style:justify-single-word="false"/>
      <style:text-properties style:font-name="Verdana" fo:font-size="12pt" fo:font-weight="bold" officeooo:rsid="002b5526" officeooo:paragraph-rsid="002b5526" style:font-size-asian="12pt" style:font-weight-asian="bold" style:font-size-complex="12pt" style:font-weight-complex="bold"/>
    </style:style>
    <style:style style:name="P29" style:family="paragraph" style:parent-style-name="Standard">
      <style:paragraph-properties fo:margin-left="1.249cm" fo:margin-right="0cm" fo:text-indent="0cm" style:auto-text-indent="false"/>
      <style:text-properties style:font-name="Verdana" fo:font-size="12pt" style:font-size-asian="12pt" style:font-size-complex="12pt"/>
    </style:style>
    <style:style style:name="P30" style:family="paragraph" style:parent-style-name="Standard">
      <style:paragraph-properties fo:margin-left="0cm" fo:margin-right="0cm" fo:text-indent="1.249cm" style:auto-text-indent="false"/>
      <style:text-properties style:font-name="Verdana" fo:font-size="12pt" style:font-size-asian="12pt" style:font-size-complex="12pt"/>
    </style:style>
    <style:style style:name="P31" style:family="paragraph" style:parent-style-name="List_20_Paragraph" style:list-style-name="WWNum6">
      <style:text-properties style:font-name="Verdana" fo:font-size="12pt" style:font-size-asian="12pt" style:font-size-complex="12pt"/>
    </style:style>
    <style:style style:name="P32" style:family="paragraph" style:parent-style-name="List_20_Paragraph" style:list-style-name="WWNum4">
      <style:paragraph-properties fo:margin-left="2.498cm" fo:margin-right="0cm" fo:text-indent="-0.635cm" style:auto-text-indent="false"/>
      <style:text-properties style:font-name="Verdana" fo:font-size="12pt" style:font-size-asian="12pt" style:font-size-complex="12pt"/>
    </style:style>
    <style:style style:name="P33" style:family="paragraph" style:parent-style-name="List_20_Paragraph" style:list-style-name="WWNum5">
      <style:paragraph-properties fo:margin-left="2.498cm" fo:margin-right="0cm" fo:text-indent="-0.635cm" style:auto-text-indent="false"/>
      <style:text-properties style:font-name="Verdana" fo:font-size="12pt" style:font-size-asian="12pt" style:font-size-complex="12pt"/>
    </style:style>
    <style:style style:name="P34" style:family="paragraph" style:parent-style-name="List_20_Paragraph" style:list-style-name="WWNum5">
      <style:paragraph-properties fo:margin-left="2.498cm" fo:margin-right="0cm" fo:margin-top="0.402cm" fo:margin-bottom="0.684cm" loext:contextual-spacing="true" fo:text-indent="-0.635cm" style:auto-text-indent="false"/>
      <style:text-properties style:font-name="Verdana" fo:font-size="12pt" style:font-size-asian="12pt" style:font-size-complex="12pt"/>
    </style:style>
    <style:style style:name="P35" style:family="paragraph" style:parent-style-name="Standard" style:master-page-name="Standard">
      <style:paragraph-properties fo:text-align="center" style:justify-single-word="false" style:page-number="auto"/>
      <style:text-properties style:font-name="Verdana"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Verdana" fo:font-size="12pt" fo:font-weight="normal" officeooo:rsid="00210b28" officeooo:paragraph-rsid="00210b28" style:font-size-asian="12pt" style:font-weight-asian="normal" style:font-size-complex="12pt" style:font-weight-complex="normal"/>
    </style:style>
    <style:style style:name="P37" style:family="paragraph" style:parent-style-name="Standard" style:list-style-name="L1">
      <style:text-properties style:font-name="Verdana" fo:font-size="12pt" style:font-size-asian="12pt" style:font-size-complex="12pt"/>
    </style:style>
    <style:style style:name="P38" style:family="paragraph" style:parent-style-name="Standard" style:list-style-name="L2">
      <style:text-properties style:font-name="Verdana" fo:font-size="12pt" style:font-size-asian="12pt" style:font-size-complex="12pt"/>
    </style:style>
    <style:style style:name="P39" style:family="paragraph" style:parent-style-name="Standard" style:list-style-name="L3">
      <style:text-properties style:font-name="Verdana" fo:font-size="12pt" style:font-size-asian="12pt" style:font-size-complex="12pt"/>
    </style:style>
    <style:style style:name="P40" style:family="paragraph" style:parent-style-name="Standard" style:list-style-name="L4">
      <style:text-properties style:font-name="Verdana" fo:font-size="12pt" style:font-size-asian="12pt" style:font-size-complex="12pt"/>
    </style:style>
    <style:style style:name="P41" style:family="paragraph" style:parent-style-name="Standard" style:list-style-name="L4">
      <style:text-properties style:font-name="Verdana" fo:font-size="12pt" officeooo:paragraph-rsid="00206e7b" style:font-size-asian="12pt" style:font-size-complex="12pt"/>
    </style:style>
    <style:style style:name="T1" style:family="text">
      <style:text-properties officeooo:rsid="00254f47"/>
    </style:style>
    <style:style style:name="T2" style:family="text">
      <style:text-properties officeooo:rsid="00206e7b"/>
    </style:style>
    <style:style style:name="T3" style:family="text">
      <style:text-properties officeooo:rsid="001ee085"/>
    </style:style>
    <style:style style:name="T4" style:family="text">
      <style:text-properties officeooo:rsid="0023bbc5"/>
    </style:style>
    <style:style style:name="T5" style:family="text">
      <style:text-properties officeooo:rsid="00210b28"/>
    </style:style>
    <style:style style:name="T6" style:family="text">
      <style:text-properties officeooo:rsid="001f9fd3"/>
    </style:style>
    <style:style style:name="T7" style:family="text">
      <style:text-properties fo:font-weight="normal" style:font-weight-asian="normal" style:font-weight-complex="normal"/>
    </style:style>
    <style:style style:name="T8" style:family="text">
      <style:text-properties fo:font-weight="normal" officeooo:rsid="00210b28" style:font-weight-asian="normal" style:font-weight-complex="normal"/>
    </style:style>
    <style:style style:name="T9" style:family="text">
      <style:text-properties fo:font-weight="normal" officeooo:rsid="00206e7b" style:font-weight-asian="normal" style:font-weight-complex="normal"/>
    </style:style>
    <style:style style:name="T10" style:family="text">
      <style:text-properties fo:font-weight="normal" officeooo:rsid="001ee085" style:font-weight-asian="normal" style:font-weight-complex="normal"/>
    </style:style>
    <style:style style:name="T11" style:family="text">
      <style:text-properties fo:font-weight="normal" officeooo:rsid="00226fb9" style:font-weight-asian="normal" style:font-weight-complex="normal"/>
    </style:style>
    <style:style style:name="T12" style:family="text">
      <style:text-properties fo:font-weight="normal" officeooo:rsid="002b5526" style:font-weight-asian="normal" style:font-weight-complex="normal"/>
    </style:style>
    <style:style style:name="T13" style:family="text">
      <style:text-properties fo:font-weight="normal" officeooo:rsid="002b5526" fo:background-color="#ff0000" loext:char-shading-value="0"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06e7b" style:font-weight-asian="bold" style:font-weight-complex="bold"/>
    </style:style>
    <style:style style:name="T16" style:family="text">
      <style:text-properties fo:font-weight="bold" officeooo:rsid="002b5526" style:font-weight-asian="bold" style:font-weight-complex="bold"/>
    </style:style>
    <style:style style:name="T17" style:family="text">
      <style:text-properties officeooo:rsid="002b5526"/>
    </style:style>
    <style:style style:name="T18" style:family="text">
      <style:text-properties fo:background-color="#ff0000" loext:char-shading-value="0"/>
    </style:style>
    <style:style style:name="T19" style:family="text">
      <style:text-properties style:font-name="Verdana" fo:font-size="12pt" style:font-size-asian="12pt" style:font-size-complex="12pt"/>
    </style:style>
    <style:style style:name="T20" style:family="text">
      <style:text-properties officeooo:rsid="002612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nforderungen</text:p>
      <text:p text:style-name="P25"><text:span text:style-name="T12">Im diesem Abschnitt werden die Anforderungen an die Applikation dokumentiert. Die Anforderungen werden in Form von </text:span><text:span text:style-name="T13">User Stories </text:span><text:span text:style-name="T12">festgehalten. </text:span><text:span text:style-name="T13"><text:s/>ERKLÄRUNG USRE STORIES</text:span></text:p>
      <text:p text:style-name="P26">….</text:p>
      <text:p text:style-name="P26">….</text:p>
      <text:p text:style-name="P27">….</text:p>
      <text:p text:style-name="P28">MoSCoW-Priorisierung</text:p>
      <text:p text:style-name="P4">Die Anforderungen werden nach der MoSCoW-Priorisierung bewertet. Diese Methode ermöglicht es die Anforderungen nach ihrer Wichtigkeit zu kategorisieren, <text:span text:style-name="T20">denn nicht alle Anforderungen tragen im selben Maße zum Wert des Systems aus Nutzersicht bei. Zudem sind Ressourcen, wie beispielsweise Zeit oder finanzielle Mittel, in Software Projekten begrenzt. Somit können nicht alle Anforderungen umgesetzt werden und es muss entschieden werden, welche Anforderungen realisiert werden sollen. Die MoSCow-Priorisierung kann bei der Entscheidung helfen, ob und wann eine Anforderung umgesetz werden soll.</text:span></text:p>
      <text:p text:style-name="P11">Das Akronym MoSCoW ist eine Abkürzung für:</text:p>
      <text:list xml:id="list617094134" text:style-name="WWNum6">
        <text:list-item>
          <text:p text:style-name="P31">M für Must Have: </text:p>
        </text:list-item>
      </text:list>
      <text:p text:style-name="P22">Must Have Anforderungen müssen umgesetzt werden. <text:span text:style-name="T1">Ohne diese Anforderungen würde das System nicht funktionieren oder seinen Zweck verfehlen. Dementsprechend sollten diese Anforderungen möglichst zu Beginn des Projekts umgesetzt werden.</text:span></text:p>
      <text:list xml:id="list173530156181631" text:continue-numbering="true" text:style-name="WWNum6">
        <text:list-item>
          <text:p text:style-name="P31">S für Should Have:</text:p>
        </text:list-item>
      </text:list>
      <text:p text:style-name="P22">Should Have Anforderungen sollten umgesetzt werden, <text:span text:style-name="T1">da diese einen wichtigen Beitrag zum Wert des Systems leisten. Bei Zeitknappheit können diese zunächst verschoben und zu einem späteren Zeitpunkt umgesetzt werden.</text:span></text:p>
      <text:list xml:id="list173531534783066" text:continue-numbering="true" text:style-name="WWNum6">
        <text:list-item>
          <text:p text:style-name="P31">C für Could Have: </text:p>
        </text:list-item>
      </text:list>
      <text:p text:style-name="P22">Could Have Anforderungen können umgesetzt werden, wenn die Erfüllung von Anforderungen mit höherer Priorität nicht negativ beeinflusst wird.</text:p>
      <text:list xml:id="list173531039523467" text:continue-numbering="true" text:style-name="WWNum6">
        <text:list-item>
          <text:p text:style-name="P31">W für Won’t Have: </text:p>
        </text:list-item>
      </text:list>
      <text:p text:style-name="P23">Häufig sind Won’t Have Anforderungen nur von geringem Wert oder liefern nur einer kleinen Teilmenge der Nutzergruppe einen Vorteil. Won’t Have Anforderungen werden vorerst nicht umgesetzt.</text:p>
      <text:p text:style-name="P1"><text:span text:style-name="T19">(Quelle: </text:span><text:a xlink:type="simple" xlink:href="https://de.wikipedia.org/wiki/MoSCoW-Priorisierung" text:style-name="Internet_20_link" text:visited-style-name="Visited_20_Internet_20_Link"><text:span text:style-name="T19">https://de.wikipedia.org/wiki/MoSCoW-Priorisierung</text:span></text:a><text:span text:style-name="T19">)</text:span></text:p>
      <text:p text:style-name="P2"/>
      <text:p text:style-name="P8"><text:span text:style-name="T15">Technische </text:span><text:span text:style-name="T14">Rahmenbedingungen</text:span></text:p>
      <text:p text:style-name="P18"><text:soft-page-break/><text:span text:style-name="T5">1. </text:span>Die App wird mit <text:span text:style-name="T3">Hilfe des </text:span>Framework<text:span text:style-name="T3">s </text:span>Flutter entwickelt.</text:p>
      <text:p text:style-name="P5"><text:span text:style-name="T8">2. Die App ist u</text:span><text:span text:style-name="T11">nter dem</text:span><text:span text:style-name="T8"> Betriebssystem Android ausführbar.</text:span></text:p>
      <text:p text:style-name="P19"/>
      <text:p text:style-name="P19">Anmerkung zu Rahmenbedingung 2:</text:p>
      <text:p text:style-name="P19">Das Framework Flutter ermöglicht Apps zu entwickeln, die sowohl unter Android als auch IOS ausführbar sind. Da aber die notwendige Hardware und Software zum Testen von IOS Applikation fehlt, gilt die Einschränkung, dass die Applikation nur unter Android ausführbar sein muss.</text:p>
      <text:p text:style-name="P14"/>
      <text:p text:style-name="P3"><text:span text:style-name="T14">Must Hav</text:span><text:span text:style-name="T15">e </text:span><text:span text:style-name="T16">Anforderungen</text:span></text:p>
      <text:p text:style-name="P20">1. <text:span text:style-name="T18">Die App ist responsiv. (Unterspezifiziert)</text:span></text:p>
      <text:p text:style-name="P2"><text:span text:style-name="T2">2. </text:span>Es gibt zwei Arten von Notizen:</text:p>
      <text:p text:style-name="P29"><text:span text:style-name="T2">2.1 Als Nutzer kann ich </text:span>Code Snippet Notizen erstell<text:span text:style-name="T17">en, um kurze Code Auschnitte zu notieren.</text:span></text:p>
      <text:list xml:id="list344753983" text:style-name="WWNum4">
        <text:list-item>
          <text:p text:style-name="P32"><text:span text:style-name="T2">2.1.1 </text:span>Einer Code Snippet Notiz kann eine <text:span text:style-name="T3">Beschreibung</text:span> hinzugefügt werden.</text:p>
        </text:list-item>
        <text:list-item>
          <text:p text:style-name="P32"><text:span text:style-name="T2">2.1.2 </text:span>Eine Code Snippet Notiz <text:span text:style-name="T4">kann </text:span>beliebig viele Code Snippets <text:span text:style-name="T4">beinhalten</text:span>.</text:p>
        </text:list-item>
        <text:list-item>
          <text:p text:style-name="P32"><text:span text:style-name="T2">2.1.3 </text:span>Für ein Code Snippet <text:span text:style-name="T4">kann</text:span> eine Programmierprache ausgewählt <text:span text:style-name="T4">werden</text:span>.</text:p>
        </text:list-item>
        <text:list-item>
          <text:p text:style-name="P32"><text:span text:style-name="T2">2.1.4 </text:span>Die Keywords der ausgewählten Programmiersprache werden farblich hervorgehoben. </text:p>
        </text:list-item>
        <text:list-item>
          <text:p text:style-name="P32"><text:span text:style-name="T2">2.1.5 </text:span>Ein einzelnes Code Snippet innerhalb einer Code Snippet Notiz kann umbenannt werden.</text:p>
        </text:list-item>
        <text:list-item>
          <text:p text:style-name="P32"><text:span text:style-name="T2">2.1.6 </text:span>Ein einzelnes Code Snippet innerhalb einer Code Snippet Notiz kann gelöscht werden.</text:p>
        </text:list-item>
      </text:list>
      <text:p text:style-name="P30"><text:span text:style-name="T2">2.2 Als Nutzer kann ich</text:span> Markdown Notizen erstell<text:span text:style-name="T17">en.</text:span></text:p>
      <text:list xml:id="list2962178033" text:style-name="WWNum5">
        <text:list-item>
          <text:p text:style-name="P33"><text:span text:style-name="T2">2.2.1 </text:span>In einem Editor <text:span text:style-name="T3">kann die Notiz geschrieben werden.</text:span></text:p>
        </text:list-item>
        <text:list-item>
          <text:p text:style-name="P34"><text:span text:style-name="T2">2.2.2 </text:span>In einer <text:span text:style-name="T3">Vorschau</text:span> kann die gerenderte Notiz betrachtet werden.</text:p>
          <text:p text:style-name="P34"/>
        </text:list-item>
      </text:list>
      <text:p text:style-name="P24"><text:span text:style-name="T2">3. </text:span>Sowohl für Markdown, als auch für Code Snippet Notizen gilt:</text:p>
      <text:list xml:id="list1201414306" text:style-name="L1">
        <text:list-item>
          <text:p text:style-name="P37"><text:span text:style-name="T2">3.1 </text:span>Jede Notiz hat einen Namen.</text:p>
        </text:list-item>
        <text:list-item>
          <text:p text:style-name="P37"><text:span text:style-name="T2">3.2 </text:span>Der Name einer Notiz kann bearbeitet werden.</text:p>
        </text:list-item>
        <text:list-item>
          <text:p text:style-name="P37"><text:span text:style-name="T2">3.3 </text:span>Eine Notiz kann bearbeitet werden.</text:p>
        </text:list-item>
        <text:list-item>
          <text:p text:style-name="P37"><text:span text:style-name="T2">3.4 </text:span>Eine Notiz kann gespeichert werden.</text:p>
        </text:list-item>
        <text:list-item>
          <text:p text:style-name="P37"><text:soft-page-break/><text:span text:style-name="T2">3.5 </text:span>Eine Notiz kann gelöscht werden.</text:p>
        </text:list-item>
        <text:list-item>
          <text:p text:style-name="P37"><text:span text:style-name="T2">3.6 </text:span>Eine gespeicherte Notiz kann auch ohne Internet Zugang eingesehen, bearbeitet und gelöscht werden.</text:p>
        </text:list-item>
      </text:list>
      <text:p text:style-name="P15"/>
      <text:p text:style-name="P16">Should Have <text:span text:style-name="T17">Anforderungen</text:span></text:p>
      <text:p text:style-name="P19">4. Papierkorb:</text:p>
      <text:list xml:id="list59835351" text:style-name="L2">
        <text:list-item>
          <text:p text:style-name="P38"><text:span text:style-name="T2">4.1 </text:span>Eine gelöschte Notiz wird zuerst in den Papierkorb verschoben.</text:p>
        </text:list-item>
        <text:list-item>
          <text:p text:style-name="P38"><text:span text:style-name="T5">4.2 </text:span>Eine Notiz, die sich im Papierkorb befindet, kann endgültig gelöscht werden.</text:p>
        </text:list-item>
        <text:list-item>
          <text:p text:style-name="P38"><text:span text:style-name="T5">4.3 </text:span>Eine Notiz, die sich im Papierkorb befindet, kann wiederhergestellt werden.</text:p>
        </text:list-item>
      </text:list>
      <text:p text:style-name="P12">5. Favoriten:</text:p>
      <text:list xml:id="list900472348" text:style-name="L3">
        <text:list-item>
          <text:p text:style-name="P39"><text:span text:style-name="T5">5.1 </text:span>Eine Notiz kann als Favorit markiert werden.</text:p>
        </text:list-item>
        <text:list-item>
          <text:p text:style-name="P39"><text:span text:style-name="T5">5.2 </text:span>Eine favorisierte Notiz kann aus den Favoriten entfernt werden.</text:p>
        </text:list-item>
      </text:list>
      <text:p text:style-name="P12">6. Notizen können mit Hilfe von Ordnern und Labels strukturiert werden:</text:p>
      <text:list xml:id="list2433012592" text:style-name="L4">
        <text:list-item>
          <text:p text:style-name="P40"><text:span text:style-name="T5">6.1 </text:span>Eine Notiz kann einem Ordner zugeordnet werden.</text:p>
        </text:list-item>
        <text:list-item>
          <text:p text:style-name="P40"><text:span text:style-name="T5">6.2 </text:span>Es können Ordner erstellt werden.</text:p>
        </text:list-item>
        <text:list-item>
          <text:p text:style-name="P40"><text:span text:style-name="T5">6.3 </text:span>Ordner könne<text:span text:style-name="T4">n</text:span> gelöscht werden.</text:p>
        </text:list-item>
        <text:list-item>
          <text:p text:style-name="P40"><text:span text:style-name="T5">6.4 </text:span>Einer Notiz können beliebig viele <text:span text:style-name="T2">Labels</text:span> zugeordnet werden.</text:p>
        </text:list-item>
        <text:list-item>
          <text:p text:style-name="P41"><text:span text:style-name="T5">6.5 </text:span>Notizen können nach <text:span text:style-name="T2">Labels</text:span> gefiltert werden.</text:p>
        </text:list-item>
      </text:list>
      <text:p text:style-name="P12">(7. <text:span text:style-name="T6">Es können bestehende Boosnote-Notizen aus Dateien importiert und dargestellt werden.)</text:span></text:p>
      <text:p text:style-name="P9"/>
      <text:p text:style-name="P12">Anmerkung zu Anforderung 7:</text:p>
      <text:p text:style-name="P13">Anforderung 7 soll die Kompatibilität mit der Boostnote Anwendung sicher stellen. Da es sich, wie in der Einleitung beschrieben, hierbei <text:s/>nicht um das Hauptziel des Bachelorprojekts handelt, ist die Anforderung nur als zusätzliche Anforderung zu verstehen, die nicht zum Hauptziel des Projekts beiträgt. Aus Sicht eines Boostnote Nutzers ist Anforderung 7 dennoch wichtig, weshalb die Anforderung als Schould Have Anforderung gelistet ist.</text:p>
      <text:p text:style-name="P16">Could Have <text:span text:style-name="T17">Anforderungen</text:span></text:p>
      <text:p text:style-name="P6"><text:span text:style-name="T8">8. </text:span><text:span text:style-name="T7">Notizen können nach </text:span><text:span text:style-name="T9">Name und </text:span><text:span text:style-name="T10">Inhalt <text:s/></text:span><text:span text:style-name="T7">gefiltert werden.</text:span></text:p>
      <text:p text:style-name="P18"><text:soft-page-break/><text:span text:style-name="T5">9. </text:span>Notizen können nach Erstellungsdatum, letztem Bearbeitungsdatum und alphabetischer Reihenfolge sortiert werden.</text:p>
      <text:p text:style-name="P3"><text:span text:style-name="T5">10. </text:span>Es k<text:span text:style-name="T2">ann zwischen verschiedenen App Themes gewählt werden, z.B. ein dunkles Theme oder ein helles Theme.</text:span></text:p>
      <text:p text:style-name="P2"><text:span text:style-name="T5">11. </text:span>Es kann zwischen den Sprachen Deutsch und Englisch gewählt werden.</text:p>
      <text:p text:style-name="P17"/>
      <text:p text:style-name="P16">Won’t Have <text:span text:style-name="T17">Anforderungen</text:span></text:p>
      <text:p text:style-name="P6"><text:span text:style-name="T8">12. </text:span><text:span text:style-name="T7">Eine Notiz kann als Markdown, </text:span><text:span text:style-name="T9">Txt</text:span><text:span text:style-name="T7">, Html und </text:span><text:span text:style-name="T9">Pdf</text:span><text:span text:style-name="T7"> Datei exportiert werden.</text:span></text:p>
      <text:p text:style-name="P10"><text:span text:style-name="T8">13. </text:span><text:span text:style-name="T7">Es kann </text:span><text:span text:style-name="T9">ein Syntax Highlighting Theme für das Code Highltighting aus einer Menge von Syntax Highlighting Themes ausgewählt werden.</text:span></text:p>
      <text:p text:style-name="P7"><text:span text:style-name="T8">14. </text:span><text:span text:style-name="T9">Es kann eine Schriftart und Schriftgröße, welche in der gesamten App verwendet werden soll, aus einer Menge von Schriftarten und Schriftgrößen ausgewählt werden.</text:span></text:p>
      <text:p text:style-name="P21"/>
      <text:p text:style-name="P2"/>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Standard"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imo Focken</meta:initial-creator>
    <meta:editing-cycles>8</meta:editing-cycles>
    <meta:creation-date>2019-11-24T14:00:00</meta:creation-date>
    <dc:date>2020-04-16T17:35:29.620016350</dc:date>
    <meta:editing-duration>PT1H42M39S</meta:editing-duration>
    <meta:generator>LibreOffice/6.3.5.2$Linux_X86_64 LibreOffice_project/30$Build-2</meta:generator>
    <meta:document-statistic meta:table-count="0" meta:image-count="0" meta:object-count="0" meta:page-count="4" meta:paragraph-count="69" meta:word-count="801" meta:character-count="5465" meta:non-whitespace-character-count="47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